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office:value-type="string">
            <text:p>lightning-overload</text:p>
          </table:table-cell>
          <table:table-cell office:value-type="string">
            <text:p>Storming the peak</text:p>
          </table:table-cell>
          <table:table-cell/>
          <table:table-cell office:value-type="string">
            <text:p>Stop a Tempest gone rogue from unleashing a terrible storm</text:p>
          </table:table-cell>
          <table:table-cell office:value-type="string">
            <text:p>Tempest class unlock + ???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7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0-09T17:07:26</dc:date>
    <meta:editing-duration>PT45H58M11S</meta:editing-duration>
    <meta:editing-cycles>34</meta:editing-cycles>
    <meta:generator>OpenOffice.org/3.2$Unix OpenOffice.org_project/320m12$Build-9483</meta:generator>
    <dc:creator>Dark God</dc:creator>
    <meta:document-statistic meta:table-count="2" meta:cell-count="102" meta:object-count="0"/>
    <meta:user-defined meta:name="Info 1"/>
    <meta:user-defined meta:name="Info 2"/>
    <meta:user-defined meta:name="Info 3"/>
    <meta:user-defined meta:name="Info 4"/>
  </office:meta>
</office:document-meta>
</file>